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bbbbbb" style:font-name="Droid Sans Mono" fo:font-size="10.5pt" fo:font-weight="normal" fo:background-color="#282c34"/>
    </style:style>
    <style:style style:name="P2" style:family="paragraph" style:parent-style-name="Standard">
      <style:paragraph-properties style:line-height-at-least="0.503cm" fo:text-align="center" style:justify-single-word="false"/>
      <style:text-properties fo:color="#bbbbbb" style:font-name="Droid Sans Mono" fo:font-size="10.5pt" fo:font-weight="normal" fo:background-color="#282c34"/>
    </style:style>
    <style:style style:name="P3" style:family="paragraph" style:parent-style-name="Standard">
      <style:paragraph-properties fo:text-align="center" style:justify-single-word="false"/>
      <style:text-properties fo:color="#bbbbbb" style:font-name="Droid Sans Mono" fo:font-size="10.5pt" fo:font-weight="normal" officeooo:rsid="00115f91" officeooo:paragraph-rsid="00115f91" fo:background-color="#282c34"/>
    </style:style>
    <style:style style:name="P4" style:family="paragraph" style:parent-style-name="Standard">
      <style:paragraph-properties style:line-height-at-least="0.503cm"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115f91" officeooo:paragraph-rsid="00115f91"/>
    </style:style>
    <style:style style:name="P6" style:family="paragraph" style:parent-style-name="Standard">
      <style:paragraph-properties fo:text-align="center" style:justify-single-word="false"/>
    </style:style>
    <style:style style:name="T1" style:family="text">
      <style:text-properties fo:color="#56b6c2"/>
    </style:style>
    <style:style style:name="T2" style:family="text">
      <style:text-properties fo:color="#abb2bf"/>
    </style:style>
    <style:style style:name="T3" style:family="text">
      <style:text-properties fo:color="#e06c75"/>
    </style:style>
    <style:style style:name="T4" style:family="text">
      <style:text-properties fo:color="#98c379"/>
    </style:style>
    <style:style style:name="T5" style:family="text">
      <style:text-properties fo:color="#61afef"/>
    </style:style>
    <style:style style:name="T6" style:family="text">
      <style:text-properties fo:color="#e5c07b"/>
    </style:style>
    <style:style style:name="T7" style:family="text">
      <style:text-properties fo:color="#c678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/></text:p>
      <text:p text:style-name="P5"><text:tab/><text:tab/><text:tab/>JAVASCRIPT CODE</text:p>
      <text:p text:style-name="P1"><text:span text:style-name="T1"/></text:p>
      <text:p text:style-name="P2"><text:span text:style-name="T1">let</text:span> <text:span text:style-name="T2">ini</text:span> <text:span text:style-name="T3">=</text:span> <text:span text:style-name="T4">parseInt</text:span><text:span text:style-name="T2">(</text:span><text:span text:style-name="T5">document</text:span><text:span text:style-name="T2">.</text:span><text:span text:style-name="T4">querySelector</text:span><text:span text:style-name="T2">(</text:span><text:span text:style-name="T6">".start"</text:span><text:span text:style-name="T2">).value)</text:span>;</text:p>
      <text:p text:style-name="P2"><text:span text:style-name="T1">let</text:span> <text:span text:style-name="T2">raz</text:span> <text:span text:style-name="T3">=</text:span> <text:span text:style-name="T4">parseInt</text:span><text:span text:style-name="T2">(</text:span><text:span text:style-name="T5">document</text:span><text:span text:style-name="T2">.</text:span><text:span text:style-name="T4">querySelector</text:span><text:span text:style-name="T2">(</text:span><text:span text:style-name="T6">".razao"</text:span><text:span text:style-name="T2">).value)</text:span>;</text:p>
      <text:p text:style-name="P2"><text:span text:style-name="T1">let</text:span> <text:span text:style-name="T2">end</text:span> <text:span text:style-name="T3">=</text:span> <text:span text:style-name="T4">parseInt</text:span><text:span text:style-name="T2">(</text:span><text:span text:style-name="T5">document</text:span><text:span text:style-name="T2">.</text:span><text:span text:style-name="T4">querySelector</text:span><text:span text:style-name="T2">(</text:span><text:span text:style-name="T6">".end"</text:span><text:span text:style-name="T2">).value)</text:span>;</text:p>
      <text:p text:style-name="P2"><text:span text:style-name="T1">let</text:span> <text:span text:style-name="T2">pa</text:span> <text:span text:style-name="T3">=</text:span> <text:span text:style-name="T6">""</text:span>;</text:p>
      <text:p text:style-name="P2"><text:span text:style-name="T1">let</text:span> <text:span text:style-name="T2">btn</text:span> <text:span text:style-name="T3">=</text:span> <text:span text:style-name="T5">document</text:span><text:span text:style-name="T2">.</text:span><text:span text:style-name="T4">querySelector</text:span><text:span text:style-name="T2">(</text:span><text:span text:style-name="T6">".btnCheck"</text:span><text:span text:style-name="T2">)</text:span>;</text:p>
      <text:p text:style-name="P4"/>
      <text:p text:style-name="P2"><text:span text:style-name="T1">const</text:span> <text:span text:style-name="T4">paFunc</text:span> <text:span text:style-name="T3">=</text:span> <text:span text:style-name="T1">function</text:span> () {</text:p>
      <text:p text:style-name="P2"><text:span text:style-name="T3">for</text:span> <text:span text:style-name="T2">(</text:span><text:span text:style-name="T1">let</text:span> <text:span text:style-name="T2">count</text:span> <text:span text:style-name="T3">=</text:span> <text:span text:style-name="T7">1</text:span>; <text:span text:style-name="T2">count</text:span> <text:span text:style-name="T3">&lt;=</text:span> <text:span text:style-name="T2">end</text:span>; <text:span text:style-name="T2">count</text:span><text:span text:style-name="T3">++</text:span><text:span text:style-name="T2">)</text:span> {</text:p>
      <text:p text:style-name="P2"><text:span text:style-name="T2">pa</text:span> <text:span text:style-name="T3">+=</text:span> <text:span text:style-name="T2">count</text:span> <text:span text:style-name="T3">+</text:span> <text:span text:style-name="T6">"="</text:span> <text:span text:style-name="T3">+</text:span> <text:span text:style-name="T2">(ini</text:span> <text:span text:style-name="T3">+</text:span> <text:span text:style-name="T6">","</text:span> <text:span text:style-name="T3">+</text:span> <text:span text:style-name="T2">(ini</text:span> <text:span text:style-name="T3">+</text:span> <text:span text:style-name="T7">1</text:span><text:span text:style-name="T2">))</text:span> <text:span text:style-name="T3">+</text:span> <text:span text:style-name="T6">"&lt;br/&gt;"</text:span>;</text:p>
      <text:p text:style-name="P2"><text:span text:style-name="T2">ini</text:span> <text:span text:style-name="T3">+=</text:span> <text:span text:style-name="T2">raz</text:span>;</text:p>
      <text:p text:style-name="P2">}</text:p>
      <text:p text:style-name="P2"><text:span text:style-name="T5">document</text:span><text:span text:style-name="T2">.</text:span><text:span text:style-name="T4">write</text:span><text:span text:style-name="T2">(pa)</text:span>;</text:p>
      <text:p text:style-name="P2">};</text:p>
      <text:p text:style-name="P4"/>
      <text:p text:style-name="P2"><text:span text:style-name="T5">btn</text:span><text:span text:style-name="T2">.</text:span><text:span text:style-name="T4">addEventListener</text:span><text:span text:style-name="T2">(</text:span><text:span text:style-name="T6">"click"</text:span><text:span text:style-name="T2">,</text:span> <text:span text:style-name="T2">paFunc)</text:span>;</text:p>
      <text:p text:style-name="P6"/>
      <text:p text:style-name="P6"/>
      <text:p text:style-name="P5">HTML CODE</text:p>
      <text:p text:style-name="P5"/>
      <text:p text:style-name="P3">&lt;!<text:span text:style-name="T3">DOCTYPE</text:span> <text:span text:style-name="T4">html</text:span>&gt;</text:p>
      <text:p text:style-name="P2">&lt;<text:span text:style-name="T3">html</text:span> <text:span text:style-name="T4">lang</text:span><text:span text:style-name="T2">=</text:span><text:span text:style-name="T6">"en"</text:span>&gt;</text:p>
      <text:p text:style-name="P2">&lt;<text:span text:style-name="T3">head</text:span>&gt;</text:p>
      <text:p text:style-name="P2">&lt;<text:span text:style-name="T3">meta</text:span> <text:span text:style-name="T4">charset</text:span><text:span text:style-name="T2">=</text:span><text:span text:style-name="T6">"UTF-8"</text:span> /&gt;</text:p>
      <text:p text:style-name="P2">&lt;<text:span text:style-name="T3">meta</text:span> <text:span text:style-name="T4">http-equiv</text:span><text:span text:style-name="T2">=</text:span><text:span text:style-name="T6">"X-UA-Compatible"</text:span> <text:span text:style-name="T4">content</text:span><text:span text:style-name="T2">=</text:span><text:span text:style-name="T6">"IE=edge"</text:span> /&gt;</text:p>
      <text:p text:style-name="P2">&lt;<text:span text:style-name="T3">meta</text:span> <text:span text:style-name="T4">name</text:span><text:span text:style-name="T2">=</text:span><text:span text:style-name="T6">"viewport"</text:span> <text:span text:style-name="T4">content</text:span><text:span text:style-name="T2">=</text:span><text:span text:style-name="T6">"width=device-width, initial-scale=1.0"</text:span> /&gt;</text:p>
      <text:p text:style-name="P2">&lt;<text:span text:style-name="T3">title</text:span>&gt;Document&lt;/<text:span text:style-name="T3">title</text:span>&gt;</text:p>
      <text:p text:style-name="P2">&lt;/<text:span text:style-name="T3">head</text:span>&gt;</text:p>
      <text:p text:style-name="P2">&lt;<text:span text:style-name="T3">body</text:span>&gt;</text:p>
      <text:p text:style-name="P2">Termo Inicial: &lt;<text:span text:style-name="T3">input</text:span> <text:span text:style-name="T4">type</text:span><text:span text:style-name="T2">=</text:span><text:span text:style-name="T6">"number"</text:span> <text:span text:style-name="T4">name</text:span><text:span text:style-name="T2">=</text:span><text:span text:style-name="T6">"ini"</text:span> <text:span text:style-name="T4">class</text:span><text:span text:style-name="T2">=</text:span><text:span text:style-name="T6">"start"</text:span> /&gt; &lt;<text:span text:style-name="T3">br</text:span> /&gt;</text:p>
      <text:p text:style-name="P2">Razão:</text:p>
      <text:p text:style-name="P2">&lt;<text:span text:style-name="T3">input</text:span> <text:span text:style-name="T4">type</text:span><text:span text:style-name="T2">=</text:span><text:span text:style-name="T6">"number"</text:span> <text:span text:style-name="T4">name</text:span><text:span text:style-name="T2">=</text:span><text:span text:style-name="T6">"ini"</text:span> <text:span text:style-name="T4">class</text:span><text:span text:style-name="T2">=</text:span><text:span text:style-name="T6">"razao"</text:span> /&gt;&lt;<text:span text:style-name="T3">br</text:span> /&gt;</text:p>
      <text:p text:style-name="P2">Termo Final: &lt;<text:span text:style-name="T3">input</text:span> <text:span text:style-name="T4">type</text:span><text:span text:style-name="T2">=</text:span><text:span text:style-name="T6">"number"</text:span> <text:span text:style-name="T4">name</text:span><text:span text:style-name="T2">=</text:span><text:span text:style-name="T6">"ini"</text:span> <text:span text:style-name="T4">class</text:span><text:span text:style-name="T2">=</text:span><text:span text:style-name="T6">"end"</text:span> /&gt; &lt;<text:span text:style-name="T3">br</text:span> /&gt;</text:p>
      <text:p text:style-name="P2">&lt;<text:span text:style-name="T3">button</text:span> <text:span text:style-name="T4">class</text:span><text:span text:style-name="T2">=</text:span><text:span text:style-name="T6">"btnCheck"</text:span>&gt;check&lt;/<text:span text:style-name="T3">button</text:span>&gt;</text:p>
      <text:p text:style-name="P4"/>
      <text:p text:style-name="P2">&lt;<text:span text:style-name="T3">script</text:span> <text:span text:style-name="T4">src</text:span><text:span text:style-name="T2">=</text:span><text:span text:style-name="T6">"./script.js"</text:span>&gt;&lt;/<text:span text:style-name="T3">script</text:span>&gt;</text:p>
      <text:p text:style-name="P2">&lt;/<text:span text:style-name="T3">body</text:span>&gt;</text:p>
      <text:p text:style-name="P2">&lt;/<text:span text:style-name="T3">html</text:span>&gt;</text:p>
      <text:p text:style-name="P2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1:11:49.938077382</meta:creation-date>
    <dc:date>2021-09-06T11:13:25.666888180</dc:date>
    <meta:editing-duration>PT1M41S</meta:editing-duration>
    <meta:editing-cycles>1</meta:editing-cycles>
    <meta:document-statistic meta:table-count="0" meta:image-count="0" meta:object-count="0" meta:page-count="1" meta:paragraph-count="32" meta:word-count="114" meta:character-count="965" meta:non-whitespace-character-count="880"/>
    <meta:generator>LibreOffice/6.4.7.2$Linux_X86_64 LibreOffice_project/40$Build-2</meta:generator>
  </office:meta>
</office:document-meta>
</file>